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form="urn:oasis:names:tc:opendocument:xmlns:form:1.0" xmlns:script="urn:oasis:names:tc:opendocument:xmlns:script:1.0" xmlns:xforms="http://www.w3.org/2002/xforms" xmlns:fo="urn:oasis:names:tc:opendocument:xmlns:xsl-fo-compatible:1.0" xmlns:dc="http://purl.org/dc/elements/1.1/" xmlns:meta="urn:oasis:names:tc:opendocument:xmlns:meta:1.0" xmlns:ooow="http://openoffice.org/2004/writer" xmlns:text="urn:oasis:names:tc:opendocument:xmlns:text:1.0" xmlns:ooo="http://openoffice.org/2004/office" xmlns:oooc="http://openoffice.org/2004/calc" xmlns:xlink="http://www.w3.org/1999/xlink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chart="urn:oasis:names:tc:opendocument:xmlns:chart:1.0" xmlns:draw="urn:oasis:names:tc:opendocument:xmlns:drawing:1.0" xmlns:style="urn:oasis:names:tc:opendocument:xmlns:style:1.0" xmlns:dom="http://www.w3.org/2001/xml-events" xmlns:number="urn:oasis:names:tc:opendocument:xmlns:datastyle:1.0" office:version="1.0">
  <office:scripts/>
  <office:font-face-decls>
    <style:font-face style:name="PodStarSymbol" svg:font-family="StarSymbol"/>
    <style:font-face style:name="Tahoma1" svg:font-family="Tahoma"/>
    <style:font-face style:name="Nimbus Roman No9 L" style:font-pitch="variable" svg:font-family="'Nimbus Roman No9 L'" style:font-family-generic="roman"/>
    <style:font-face style:name="Nimbus Sans L" style:font-pitch="variable" svg:font-family="'Nimbus Sans L'" style:font-family-generic="swiss"/>
    <style:font-face style:name="DejaVu Sans" style:font-pitch="variable" svg:font-family="'DejaVu Sans'" style:font-family-generic="system"/>
    <style:font-face style:name="Mincho" style:font-pitch="variable" svg:font-family="Mincho" style:font-family-generic="system"/>
    <style:font-face style:name="Tahoma" style:font-pitch="variable" svg:font-family="Tahoma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18cm solid #000000"/>
    </style:style>
    <style:style style:name="podCompactCell" style:family="table-cell">
      <style:table-cell-properties fo:padding-left="0.049cm" fo:padding-right="0.049cm" fo:padding-top="0cm" fo:padding-bottom="0cm" fo:border="0.018cm solid #000000"/>
    </style:style>
    <style:style style:name="podHeaderCell" style:family="table-cell">
      <style:table-cell-properties fo:background-color="#e6e6e6" fo:padding="0.097cm" fo:border="0.018cm solid #000000"/>
    </style: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CS1" style:family="paragraph">
      <style:paragraph-properties fo:text-indent="0.589cm"/>
    </style:style>
    <style:style style:name="Table14582134540976" style:family="table" style:parent-style-name="podTable">
      <style:table-properties style:width="17cm" style:rel-width="96.65%" table:table-align="left" table:align="left"/>
    </style:style>
    <style:style style:name="CS2" style:family="paragraph" style:parent-style-name="Appy_Table_Content">
      <style:paragraph-properties fo:text-align="center"/>
    </style:style>
    <style:style style:name="CS3" style:family="table-cell">
      <style:table-cell-properties fo:border="0.018cm solid #000000" fo:padding="0.097cm" style:vertical-align="middle"/>
    </style:style>
    <style:style style:name="Table14582134540976.1" style:family="table-column">
      <style:table-column-properties style:rel-column-width="65534*"/>
    </style:style>
    <style:style style:name="Table14582134540920" style:family="table" style:parent-style-name="podTable">
      <style:table-properties style:width="17cm" style:rel-width="96.65%" table:table-align="left" table:align="left"/>
    </style:style>
    <style:style style:name="CS4" style:family="table-cell">
      <style:table-cell-properties fo:border="0.018cm solid #000000" fo:padding="0.097cm" fo:background-color="#FFFFFF"/>
    </style:style>
    <style:style style:name="CS5" style:family="table-cell">
      <style:table-cell-properties fo:border="0.018cm solid #000000" fo:padding="0.097cm" fo:background-color="#CCCCCC" style:vertical-align="middle"/>
    </style:style>
    <style:style style:name="CS6" style:family="table-cell">
      <style:table-cell-properties fo:border="0.018cm solid #000000" fo:padding="0.097cm" fo:background-color="#CCCCCC" style:vertical-align="bottom"/>
    </style:style>
    <style:style style:name="CS7" style:family="paragraph" style:parent-style-name="Appy_Table_Content">
      <style:paragraph-properties fo:text-align="end"/>
    </style:style>
    <style:style style:name="Table14582134540920.1" style:family="table-column">
      <style:table-column-properties style:rel-column-width="8885*"/>
    </style:style>
    <style:style style:name="Table14582134540920.2" style:family="table-column">
      <style:table-column-properties style:rel-column-width="9996*"/>
    </style:style>
    <style:style style:name="Table14582134540920.3" style:family="table-column">
      <style:table-column-properties style:rel-column-width="5553*"/>
    </style:style>
    <style:style style:name="Table14582134540920.4" style:family="table-column">
      <style:table-column-properties style:rel-column-width="5553*"/>
    </style:style>
    <style:style style:name="Table14582134540920.5" style:family="table-column">
      <style:table-column-properties style:rel-column-width="5553*"/>
    </style:style>
    <style:style style:name="Table14582134540920.6" style:family="table-column">
      <style:table-column-properties style:rel-column-width="5553*"/>
    </style:style>
    <style:style style:name="Table14582134540920.7" style:family="table-column">
      <style:table-column-properties style:rel-column-width="13328*"/>
    </style:style>
    <style:style style:name="Table14582134540920.8" style:family="table-column">
      <style:table-column-properties style:rel-column-width="5553*"/>
    </style:style>
    <style:style style:name="Table14582134540920.9" style:family="table-column">
      <style:table-column-properties style:rel-column-width="5553*"/>
    </style:style>
    <style:style style:name="Table14582134541218" style:family="table" style:parent-style-name="podTable">
      <style:table-properties style:width="17.59cm" style:rel-width="100%" table:table-align="left" table:align="left"/>
    </style:style>
    <style:style style:name="Table14582134541218.1" style:family="table-column">
      <style:table-column-properties style:rel-column-width="6747*"/>
    </style:style>
    <style:style style:name="Table14582134541218.2" style:family="table-column">
      <style:table-column-properties style:rel-column-width="6747*"/>
    </style:style>
    <style:style style:name="Table14582134541218.3" style:family="table-column">
      <style:table-column-properties style:rel-column-width="6747*"/>
    </style:style>
    <style:style style:name="Table14582134541218.4" style:family="table-column">
      <style:table-column-properties style:rel-column-width="6747*"/>
    </style:style>
    <style:style style:name="Table14582134541218.5" style:family="table-column">
      <style:table-column-properties style:rel-column-width="6747*"/>
    </style:style>
    <style:style style:name="Table14582134541218.6" style:family="table-column">
      <style:table-column-properties style:rel-column-width="6747*"/>
    </style:style>
    <style:style style:name="Table14582134541218.7" style:family="table-column">
      <style:table-column-properties style:rel-column-width="6747*"/>
    </style:style>
    <style:style style:name="Table14582134541218.8" style:family="table-column">
      <style:table-column-properties style:rel-column-width="6747*"/>
    </style:style>
    <style:style style:name="Table14582134541218.9" style:family="table-column">
      <style:table-column-properties style:rel-column-width="6747*"/>
    </style:style>
  </office:automatic-styles>
  <office:body>
    <office:text>
      <office:forms form:automatic-focus="false" form:apply-design-mode="false"/>
      <text:sequence-decls>
        <text:sequence-decl text:name="Illustration" text:display-outline-level="0"/>
        <text:sequence-decl text:name="Table" text:display-outline-level="0"/>
        <text:sequence-decl text:name="Text" text:display-outline-level="0"/>
        <text:sequence-decl text:name="Drawing" text:display-outline-level="0"/>
      </text:sequence-decls>
      <text:p text:style-name="CS1">Considérant qu’il y a lieu de fixer le traitement individuel de <text:span text:style-name="podBold"><text:span>...</text:span>​, né(e) le <text:span>...</text:span></text:span> au grade <text:span>...</text:span>, niveau <text:span>...</text:span>, temps <text:span>...</text:span>, dont la carrière administrative est décrite à la fiche individuelle ci-après ;</text:p>
      <text:p>Vu le code de la démocratie locale et de la décentralisation ;  </text:p>
      <table:table table:name="Table14582134540976" table:style-name="Table14582134540976">
        <table:table-column table:style-name="Table14582134540976.1"/>
        <table:table-row>
          <table:table-cell table:style-name="CS3">
            <text:p text:style-name="CS2"><text:span text:style-name="podBold">FICHE INDIVIDUELLE DE L’AGENT</text:span></text:p>
          </table:table-cell>
        </table:table-row>
        <table:table-row>
          <table:table-cell table:style-name="CS3">
            <text:p text:style-name="CS2">Né(e) le : <text:span>...</text:span>, Etat civil : <text:span>...</text:span></text:p>
          </table:table-cell>
        </table:table-row>
        <table:table-row>
          <table:table-cell table:style-name="CS3">
            <text:p text:style-name="CS2"><text:span text:style-name="podBold">SERVICES ADMISSIBLES</text:span></text:p>
          </table:table-cell>
        </table:table-row>
      </table:table>
      <table:table table:name="Table14582134540920" table:style-name="Table14582134540920">
        <table:table-column table:style-name="Table14582134540920.1"/>
        <table:table-column table:style-name="Table14582134540920.2"/>
        <table:table-column table:style-name="Table14582134540920.3"/>
        <table:table-column table:style-name="Table14582134540920.4"/>
        <table:table-column table:style-name="Table14582134540920.5"/>
        <table:table-column table:style-name="Table14582134540920.6"/>
        <table:table-column table:style-name="Table14582134540920.7"/>
        <table:table-column table:style-name="Table14582134540920.8"/>
        <table:table-column table:style-name="Table14582134540920.9"/>
        <table:table-row>
          <table:table-cell table:style-name="CS4" table:number-columns-spanned="4" table:number-rows-spanned="1">
            <text:p text:style-name="Appy_Table_Content">Supplément pour ancienneté garantie</text:p>
          </table:table-cell>
          <table:table-cell table:style-name="CS4" table:number-columns-spanned="5" table:number-rows-spanned="1">
            <text:p text:style-name="Appy_Table_Content"> </text:p>
          </table:table-cell>
        </table:table-row>
        <table:table-row>
          <table:table-cell table:style-name="CS5" table:number-columns-spanned="2">
            <text:p text:style-name="CS2"><text:span text:style-name="podUnderline">Nature</text:span></text:p>
          </table:table-cell>
          <table:table-cell table:style-name="CS6" table:number-columns-spanned="2">
            <text:p text:style-name="CS2"><text:span text:style-name="podUnderline">Période (bottom)</text:span></text:p>
          </table:table-cell>
          <table:table-cell table:style-name="CS5" table:number-columns-spanned="2">
            <text:p text:style-name="CS2"><text:span text:style-name="podBold">DUREE PAR<text:line-break/>GROUPE</text:span></text:p>
          </table:table-cell>
          <table:table-cell table:style-name="CS5">
            <text:p text:style-name="CS2"><text:span text:style-name="podBold">Coef-<text:line-break/>ficient</text:span></text:p>
          </table:table-cell>
          <table:table-cell table:style-name="CS5" table:number-columns-spanned="2">
            <text:p text:style-name="CS2"><text:span text:style-name="podBold">VALORISATION<text:line-break/>BAREMIQUE</text:span></text:p>
          </table:table-cell>
        </table:table-row>
        <table:table-row>
          <table:table-cell table:style-name="CS5">
            <text:p text:style-name="CS2">Fonction</text:p>
          </table:table-cell>
          <table:table-cell table:style-name="CS5">
            <text:p text:style-name="CS2">Employeur</text:p>
          </table:table-cell>
          <table:table-cell table:style-name="CS5">
            <text:p text:style-name="CS2">du</text:p>
          </table:table-cell>
          <table:table-cell table:style-name="CS5">
            <text:p text:style-name="CS2">au</text:p>
          </table:table-cell>
          <table:table-cell table:style-name="CS5">
            <text:p text:style-name="CS2"><text:span text:style-name="podBold">ANS</text:span></text:p>
          </table:table-cell>
          <table:table-cell table:style-name="CS5">
            <text:p text:style-name="CS2"><text:span text:style-name="podBold">MOIS</text:span></text:p>
          </table:table-cell>
          <table:table-cell table:style-name="CS5">
            <text:p text:style-name="CS2"> </text:p>
          </table:table-cell>
          <table:table-cell table:style-name="CS5">
            <text:p text:style-name="CS2"><text:span text:style-name="podBold">ANS</text:span></text:p>
          </table:table-cell>
          <table:table-cell table:style-name="CS5">
            <text:p text:style-name="CS2"><text:span text:style-name="podBold">MOIS</text:span></text:p>
          </table:table-cell>
        </table:table-row>
        <table:table-row>
          <table:table-cell table:style-name="podCell">
            <text:p text:style-name="Appy_Table_Content"> </text:p>
          </table:table-cell>
          <table:table-cell table:style-name="podCell">
            <text:p text:style-name="Appy_Table_Content"> </text:p>
          </table:table-cell>
          <table:table-cell table:style-name="podCell">
            <text:p text:style-name="Appy_Table_Content"> </text:p>
          </table:table-cell>
          <table:table-cell table:style-name="podCell">
            <text:p text:style-name="Appy_Table_Content"> </text:p>
          </table:table-cell>
          <table:table-cell table:style-name="podCell">
            <text:p text:style-name="Appy_Table_Content"> </text:p>
          </table:table-cell>
          <table:table-cell table:style-name="podCell">
            <text:p text:style-name="Appy_Table_Content"> </text:p>
          </table:table-cell>
          <table:table-cell table:style-name="podCell">
            <text:p text:style-name="Appy_Table_Content"> </text:p>
          </table:table-cell>
          <table:table-cell table:style-name="podCell">
            <text:p text:style-name="Appy_Table_Content"> </text:p>
          </table:table-cell>
          <table:table-cell table:style-name="podCell">
            <text:p text:style-name="Appy_Table_Content"> </text:p>
          </table:table-cell>
        </table:table-row>
        <table:table-row>
          <table:table-cell table:style-name="podCell">
            <text:p text:style-name="Appy_Table_Content"> </text:p>
          </table:table-cell>
          <table:table-cell table:style-name="podCell">
            <text:p text:style-name="Appy_Table_Content"> </text:p>
          </table:table-cell>
          <table:table-cell table:style-name="podCell">
            <text:p text:style-name="Appy_Table_Content"> </text:p>
          </table:table-cell>
          <table:table-cell table:style-name="podCell">
            <text:p text:style-name="Appy_Table_Content"> </text:p>
          </table:table-cell>
          <table:table-cell table:style-name="podCell">
            <text:p text:style-name="Appy_Table_Content"> </text:p>
          </table:table-cell>
          <table:table-cell table:style-name="podCell">
            <text:p text:style-name="Appy_Table_Content"> </text:p>
          </table:table-cell>
          <table:table-cell table:style-name="podCell">
            <text:p text:style-name="Appy_Table_Content"> </text:p>
          </table:table-cell>
          <table:table-cell table:style-name="podCell">
            <text:p text:style-name="Appy_Table_Content"> </text:p>
          </table:table-cell>
          <table:table-cell table:style-name="podCell">
            <text:p text:style-name="Appy_Table_Content"> </text:p>
          </table:table-cell>
        </table:table-row>
        <table:table-row>
          <table:table-cell table:style-name="podCell">
            <text:p text:style-name="Appy_Table_Content"> </text:p>
          </table:table-cell>
          <table:table-cell table:style-name="podCell">
            <text:p text:style-name="Appy_Table_Content"> </text:p>
          </table:table-cell>
          <table:table-cell table:style-name="podCell">
            <text:p text:style-name="Appy_Table_Content"> </text:p>
          </table:table-cell>
          <table:table-cell table:style-name="podCell">
            <text:p text:style-name="Appy_Table_Content"> </text:p>
          </table:table-cell>
          <table:table-cell table:style-name="podCell">
            <text:p text:style-name="Appy_Table_Content"> </text:p>
          </table:table-cell>
          <table:table-cell table:style-name="podCell">
            <text:p text:style-name="Appy_Table_Content"> </text:p>
          </table:table-cell>
          <table:table-cell table:style-name="podCell">
            <text:p text:style-name="Appy_Table_Content"> </text:p>
          </table:table-cell>
          <table:table-cell table:style-name="podCell">
            <text:p text:style-name="Appy_Table_Content"> </text:p>
          </table:table-cell>
          <table:table-cell table:style-name="podCell">
            <text:p text:style-name="Appy_Table_Content"> </text:p>
          </table:table-cell>
        </table:table-row>
        <table:table-row>
          <table:table-cell table:style-name="podCell">
            <text:p text:style-name="Appy_Table_Content"> </text:p>
          </table:table-cell>
          <table:table-cell table:style-name="podCell">
            <text:p text:style-name="Appy_Table_Content"> </text:p>
          </table:table-cell>
          <table:table-cell table:style-name="podCell">
            <text:p text:style-name="Appy_Table_Content"> </text:p>
          </table:table-cell>
          <table:table-cell table:style-name="podCell">
            <text:p text:style-name="Appy_Table_Content"> </text:p>
          </table:table-cell>
          <table:table-cell table:style-name="podCell">
            <text:p text:style-name="Appy_Table_Content"> </text:p>
          </table:table-cell>
          <table:table-cell table:style-name="podCell">
            <text:p text:style-name="Appy_Table_Content"> </text:p>
          </table:table-cell>
          <table:table-cell table:style-name="podCell">
            <text:p text:style-name="Appy_Table_Content"> </text:p>
          </table:table-cell>
          <table:table-cell table:style-name="podCell">
            <text:p text:style-name="Appy_Table_Content"> </text:p>
          </table:table-cell>
          <table:table-cell table:style-name="podCell">
            <text:p text:style-name="Appy_Table_Content"> </text:p>
          </table:table-cell>
        </table:table-row>
        <table:table-row>
          <table:table-cell table:style-name="podCell">
            <text:p text:style-name="Appy_Table_Content"> </text:p>
          </table:table-cell>
          <table:table-cell table:style-name="podCell">
            <text:p text:style-name="Appy_Table_Content"> </text:p>
          </table:table-cell>
          <table:table-cell table:style-name="podCell">
            <text:p text:style-name="Appy_Table_Content"> </text:p>
          </table:table-cell>
          <table:table-cell table:style-name="podCell">
            <text:p text:style-name="Appy_Table_Content"> </text:p>
          </table:table-cell>
          <table:table-cell table:style-name="podCell">
            <text:p text:style-name="Appy_Table_Content"> </text:p>
          </table:table-cell>
          <table:table-cell table:style-name="podCell">
            <text:p text:style-name="Appy_Table_Content"> </text:p>
          </table:table-cell>
          <table:table-cell table:style-name="podCell">
            <text:p text:style-name="Appy_Table_Content"> </text:p>
          </table:table-cell>
          <table:table-cell table:style-name="podCell">
            <text:p text:style-name="Appy_Table_Content"> </text:p>
          </table:table-cell>
          <table:table-cell table:style-name="podCell">
            <text:p text:style-name="Appy_Table_Content"> </text:p>
          </table:table-cell>
        </table:table-row>
        <table:table-row>
          <table:table-cell table:style-name="podCell">
            <text:p text:style-name="Appy_Table_Content"> </text:p>
          </table:table-cell>
          <table:table-cell table:style-name="podCell">
            <text:p text:style-name="Appy_Table_Content"> </text:p>
          </table:table-cell>
          <table:table-cell table:style-name="podCell">
            <text:p text:style-name="Appy_Table_Content"> </text:p>
          </table:table-cell>
          <table:table-cell table:style-name="podCell">
            <text:p text:style-name="Appy_Table_Content"> </text:p>
          </table:table-cell>
          <table:table-cell table:style-name="podCell">
            <text:p text:style-name="Appy_Table_Content"> </text:p>
          </table:table-cell>
          <table:table-cell table:style-name="podCell">
            <text:p text:style-name="Appy_Table_Content"> </text:p>
          </table:table-cell>
          <table:table-cell table:style-name="podCell">
            <text:p text:style-name="Appy_Table_Content"> </text:p>
          </table:table-cell>
          <table:table-cell table:style-name="podCell">
            <text:p text:style-name="Appy_Table_Content"> </text:p>
          </table:table-cell>
          <table:table-cell table:style-name="podCell">
            <text:p text:style-name="Appy_Table_Content"> </text:p>
          </table:table-cell>
        </table:table-row>
        <table:table-row>
          <table:table-cell table:style-name="podCell">
            <text:p text:style-name="Appy_Table_Content"> </text:p>
          </table:table-cell>
          <table:table-cell table:style-name="podCell">
            <text:p text:style-name="Appy_Table_Content"> </text:p>
          </table:table-cell>
          <table:table-cell table:style-name="podCell">
            <text:p text:style-name="Appy_Table_Content"> </text:p>
          </table:table-cell>
          <table:table-cell table:style-name="podCell">
            <text:p text:style-name="Appy_Table_Content"> </text:p>
          </table:table-cell>
          <table:table-cell table:style-name="podCell">
            <text:p text:style-name="Appy_Table_Content"> </text:p>
          </table:table-cell>
          <table:table-cell table:style-name="podCell">
            <text:p text:style-name="Appy_Table_Content"> </text:p>
          </table:table-cell>
          <table:table-cell table:style-name="podCell">
            <text:p text:style-name="Appy_Table_Content"> </text:p>
          </table:table-cell>
          <table:table-cell table:style-name="podCell">
            <text:p text:style-name="Appy_Table_Content"> </text:p>
          </table:table-cell>
          <table:table-cell table:style-name="podCell">
            <text:p text:style-name="Appy_Table_Content"> </text:p>
          </table:table-cell>
        </table:table-row>
        <table:table-row>
          <table:table-cell table:style-name="podCell">
            <text:p text:style-name="Appy_Table_Content"> </text:p>
          </table:table-cell>
          <table:table-cell table:style-name="podCell">
            <text:p text:style-name="Appy_Table_Content"> </text:p>
          </table:table-cell>
          <table:table-cell table:style-name="podCell">
            <text:p text:style-name="Appy_Table_Content"> </text:p>
          </table:table-cell>
          <table:table-cell table:style-name="podCell">
            <text:p text:style-name="Appy_Table_Content"> </text:p>
          </table:table-cell>
          <table:table-cell table:style-name="podCell">
            <text:p text:style-name="Appy_Table_Content"> </text:p>
          </table:table-cell>
          <table:table-cell table:style-name="podCell">
            <text:p text:style-name="Appy_Table_Content"> </text:p>
          </table:table-cell>
          <table:table-cell table:style-name="podCell">
            <text:p text:style-name="Appy_Table_Content"> </text:p>
          </table:table-cell>
          <table:table-cell table:style-name="podCell">
            <text:p text:style-name="Appy_Table_Content"> </text:p>
          </table:table-cell>
          <table:table-cell table:style-name="podCell">
            <text:p text:style-name="Appy_Table_Content"> </text:p>
          </table:table-cell>
        </table:table-row>
        <table:table-row>
          <table:table-cell table:style-name="podCell">
            <text:p text:style-name="Appy_Table_Content"> </text:p>
          </table:table-cell>
          <table:table-cell table:style-name="podCell">
            <text:p text:style-name="Appy_Table_Content"> </text:p>
          </table:table-cell>
          <table:table-cell table:style-name="podCell">
            <text:p text:style-name="Appy_Table_Content"> </text:p>
          </table:table-cell>
          <table:table-cell table:style-name="podCell">
            <text:p text:style-name="Appy_Table_Content"> </text:p>
          </table:table-cell>
          <table:table-cell table:style-name="podCell">
            <text:p text:style-name="Appy_Table_Content"> </text:p>
          </table:table-cell>
          <table:table-cell table:style-name="podCell">
            <text:p text:style-name="Appy_Table_Content"> </text:p>
          </table:table-cell>
          <table:table-cell table:style-name="podCell">
            <text:p text:style-name="Appy_Table_Content"> </text:p>
          </table:table-cell>
          <table:table-cell table:style-name="podCell">
            <text:p text:style-name="Appy_Table_Content"> </text:p>
          </table:table-cell>
          <table:table-cell table:style-name="podCell">
            <text:p text:style-name="Appy_Table_Content"> </text:p>
          </table:table-cell>
        </table:table-row>
        <table:table-row>
          <table:table-cell table:style-name="podCell">
            <text:p text:style-name="Appy_Table_Content"> </text:p>
          </table:table-cell>
          <table:table-cell table:style-name="podCell">
            <text:p text:style-name="Appy_Table_Content"> </text:p>
          </table:table-cell>
          <table:table-cell table:style-name="podCell">
            <text:p text:style-name="Appy_Table_Content"> </text:p>
          </table:table-cell>
          <table:table-cell table:style-name="podCell">
            <text:p text:style-name="Appy_Table_Content"> </text:p>
          </table:table-cell>
          <table:table-cell table:style-name="podCell">
            <text:p text:style-name="Appy_Table_Content"> </text:p>
          </table:table-cell>
          <table:table-cell table:style-name="podCell">
            <text:p text:style-name="Appy_Table_Content"> </text:p>
          </table:table-cell>
          <table:table-cell table:style-name="podCell">
            <text:p text:style-name="Appy_Table_Content"> </text:p>
          </table:table-cell>
          <table:table-cell table:style-name="podCell">
            <text:p text:style-name="Appy_Table_Content"> </text:p>
          </table:table-cell>
          <table:table-cell table:style-name="podCell">
            <text:p text:style-name="Appy_Table_Content"> </text:p>
          </table:table-cell>
        </table:table-row>
        <table:table-row>
          <table:table-cell table:style-name="podCell">
            <text:p text:style-name="Appy_Table_Content"> </text:p>
          </table:table-cell>
          <table:table-cell table:style-name="podCell">
            <text:p text:style-name="Appy_Table_Content"> </text:p>
          </table:table-cell>
          <table:table-cell table:style-name="podCell">
            <text:p text:style-name="Appy_Table_Content"> </text:p>
          </table:table-cell>
          <table:table-cell table:style-name="podCell">
            <text:p text:style-name="Appy_Table_Content"> </text:p>
          </table:table-cell>
          <table:table-cell table:style-name="podCell">
            <text:p text:style-name="Appy_Table_Content"> </text:p>
          </table:table-cell>
          <table:table-cell table:style-name="podCell">
            <text:p text:style-name="Appy_Table_Content"> </text:p>
          </table:table-cell>
          <table:table-cell table:style-name="podCell">
            <text:p text:style-name="Appy_Table_Content"> </text:p>
          </table:table-cell>
          <table:table-cell table:style-name="podCell">
            <text:p text:style-name="Appy_Table_Content"> </text:p>
          </table:table-cell>
          <table:table-cell table:style-name="podCell">
            <text:p text:style-name="Appy_Table_Content"> </text:p>
          </table:table-cell>
        </table:table-row>
        <table:table-row>
          <table:table-cell table:style-name="podCell">
            <text:p text:style-name="Appy_Table_Content"> </text:p>
          </table:table-cell>
          <table:table-cell table:style-name="podCell">
            <text:p text:style-name="Appy_Table_Content"> </text:p>
          </table:table-cell>
          <table:table-cell table:style-name="podCell">
            <text:p text:style-name="Appy_Table_Content"> </text:p>
          </table:table-cell>
          <table:table-cell table:style-name="podCell">
            <text:p text:style-name="Appy_Table_Content"> </text:p>
          </table:table-cell>
          <table:table-cell table:style-name="podCell">
            <text:p text:style-name="Appy_Table_Content"> </text:p>
          </table:table-cell>
          <table:table-cell table:style-name="podCell">
            <text:p text:style-name="Appy_Table_Content"> </text:p>
          </table:table-cell>
          <table:table-cell table:style-name="podCell">
            <text:p text:style-name="Appy_Table_Content"> </text:p>
          </table:table-cell>
          <table:table-cell table:style-name="podCell">
            <text:p text:style-name="Appy_Table_Content"> </text:p>
          </table:table-cell>
          <table:table-cell table:style-name="podCell">
            <text:p text:style-name="Appy_Table_Content"> </text:p>
          </table:table-cell>
        </table:table-row>
        <table:table-row>
          <table:table-cell table:style-name="podCell">
            <text:p text:style-name="Appy_Table_Content"> </text:p>
          </table:table-cell>
          <table:table-cell table:style-name="podCell">
            <text:p text:style-name="Appy_Table_Content"> </text:p>
          </table:table-cell>
          <table:table-cell table:style-name="podCell">
            <text:p text:style-name="Appy_Table_Content"> </text:p>
          </table:table-cell>
          <table:table-cell table:style-name="podCell">
            <text:p text:style-name="Appy_Table_Content"> </text:p>
          </table:table-cell>
          <table:table-cell table:style-name="podCell">
            <text:p text:style-name="Appy_Table_Content"> </text:p>
          </table:table-cell>
          <table:table-cell table:style-name="podCell">
            <text:p text:style-name="Appy_Table_Content"> </text:p>
          </table:table-cell>
          <table:table-cell table:style-name="podCell">
            <text:p text:style-name="Appy_Table_Content"> </text:p>
          </table:table-cell>
          <table:table-cell table:style-name="podCell">
            <text:p text:style-name="Appy_Table_Content"> </text:p>
          </table:table-cell>
          <table:table-cell table:style-name="podCell">
            <text:p text:style-name="Appy_Table_Content"> </text:p>
          </table:table-cell>
        </table:table-row>
        <table:table-row>
          <table:table-cell table:style-name="podCell">
            <text:p text:style-name="Appy_Table_Content"> </text:p>
          </table:table-cell>
          <table:table-cell table:style-name="podCell">
            <text:p text:style-name="Appy_Table_Content"> </text:p>
          </table:table-cell>
          <table:table-cell table:style-name="podCell">
            <text:p text:style-name="Appy_Table_Content"> </text:p>
          </table:table-cell>
          <table:table-cell table:style-name="podCell">
            <text:p text:style-name="Appy_Table_Content"> </text:p>
          </table:table-cell>
          <table:table-cell table:style-name="podCell">
            <text:p text:style-name="Appy_Table_Content"> </text:p>
          </table:table-cell>
          <table:table-cell table:style-name="podCell">
            <text:p text:style-name="Appy_Table_Content"> </text:p>
          </table:table-cell>
          <table:table-cell table:style-name="podCell">
            <text:p text:style-name="Appy_Table_Content"> </text:p>
          </table:table-cell>
          <table:table-cell table:style-name="podCell">
            <text:p text:style-name="Appy_Table_Content"> </text:p>
          </table:table-cell>
          <table:table-cell table:style-name="podCell">
            <text:p text:style-name="Appy_Table_Content"> </text:p>
          </table:table-cell>
        </table:table-row>
        <table:table-row>
          <table:table-cell table:style-name="podCell">
            <text:p text:style-name="Appy_Table_Content"> </text:p>
          </table:table-cell>
          <table:table-cell table:style-name="podCell">
            <text:p text:style-name="Appy_Table_Content"> </text:p>
          </table:table-cell>
          <table:table-cell table:style-name="podCell">
            <text:p text:style-name="Appy_Table_Content"> </text:p>
          </table:table-cell>
          <table:table-cell table:style-name="podCell">
            <text:p text:style-name="Appy_Table_Content"> </text:p>
          </table:table-cell>
          <table:table-cell table:style-name="podCell">
            <text:p text:style-name="Appy_Table_Content"> </text:p>
          </table:table-cell>
          <table:table-cell table:style-name="podCell">
            <text:p text:style-name="Appy_Table_Content"> </text:p>
          </table:table-cell>
          <table:table-cell table:style-name="podCell">
            <text:p text:style-name="Appy_Table_Content"><text:span text:style-name="podBold">TOTAL :</text:span></text:p>
          </table:table-cell>
          <table:table-cell table:style-name="podCell">
            <text:p text:style-name="Appy_Table_Content"> </text:p>
          </table:table-cell>
          <table:table-cell table:style-name="podCell">
            <text:p text:style-name="Appy_Table_Content"> </text:p>
          </table:table-cell>
        </table:table-row>
        <table:table-row>
          <table:table-cell table:style-name="CS5" table:number-columns-spanned="7" table:number-rows-spanned="1">
            <text:p text:style-name="CS7">Ancienneté pécuniaire au <text:span>...</text:span></text:p>
          </table:table-cell>
          <table:table-cell table:style-name="podCell">
            <text:p text:style-name="Appy_Table_Content"> </text:p>
          </table:table-cell>
          <table:table-cell table:style-name="podCell">
            <text:p text:style-name="Appy_Table_Content"> </text:p>
          </table:table-cell>
        </table:table-row>
        <table:table-row>
          <table:table-cell table:style-name="CS5" table:number-columns-spanned="7" table:number-rows-spanned="1">
            <text:p text:style-name="CS7">Augmentation les <text:span>...</text:span></text:p>
          </table:table-cell>
          <table:table-cell table:style-name="podCell">
            <text:p text:style-name="Appy_Table_Content"> </text:p>
          </table:table-cell>
          <table:table-cell table:style-name="podCell">
            <text:p text:style-name="Appy_Table_Content"> </text:p>
          </table:table-cell>
        </table:table-row>
      </table:table>
      <table:table table:name="Table14582134541218" table:style-name="Table14582134541218">
        <table:table-column table:style-name="Table14582134541218.1"/>
        <table:table-column table:style-name="Table14582134541218.2"/>
        <table:table-column table:style-name="Table14582134541218.3"/>
        <table:table-column table:style-name="Table14582134541218.4"/>
        <table:table-column table:style-name="Table14582134541218.5"/>
        <table:table-column table:style-name="Table14582134541218.6"/>
        <table:table-column table:style-name="Table14582134541218.7"/>
        <table:table-column table:style-name="Table14582134541218.8"/>
        <table:table-column table:style-name="Table14582134541218.9"/>
        <table:table-row>
          <table:table-cell table:style-name="podCell" table:number-columns-spanned="9">
            <text:p text:style-name="Appy_Table_Content">FICHE INDIVIDUELLE DE L’AGENT</text:p>
          </table:table-cell>
        </table:table-row>
        <table:table-row>
          <table:table-cell table:style-name="podCell" table:number-columns-spanned="9">
            <text:p text:style-name="Appy_Table_Content">Né(e) le : ..., Etat civil : ...</text:p>
          </table:table-cell>
        </table:table-row>
        <table:table-row>
          <table:table-cell table:style-name="podCell" table:number-columns-spanned="9">
            <text:p text:style-name="Appy_Table_Content">SERVICES ADMISSIBLES</text:p>
          </table:table-cell>
        </table:table-row>
        <table:table-row>
          <table:table-cell table:style-name="podCell" table:number-columns-spanned="4">
            <text:p text:style-name="Appy_Table_Content">Supplément pour ancienneté garantie</text:p>
          </table:table-cell>
          <table:table-cell table:style-name="podCell" table:number-columns-spanned="5">
            <text:p text:style-name="Appy_Table_Content"> </text:p>
          </table:table-cell>
        </table:table-row>
        <table:table-row>
          <table:table-cell table:style-name="podCell" table:number-columns-spanned="2">
            <text:p text:style-name="Appy_Table_Content">Nature</text:p>
          </table:table-cell>
          <table:table-cell table:style-name="podCell" table:number-columns-spanned="2">
            <text:p text:style-name="Appy_Table_Content">Période</text:p>
          </table:table-cell>
          <table:table-cell table:style-name="podCell" table:number-columns-spanned="2">
            <text:p text:style-name="Appy_Table_Content">DUREE PAR<text:line-break/>GROUPE</text:p>
          </table:table-cell>
          <table:table-cell table:style-name="podCell">
            <text:p text:style-name="Appy_Table_Content">Coef-<text:line-break/>ficient</text:p>
          </table:table-cell>
          <table:table-cell table:style-name="podCell" table:number-columns-spanned="2">
            <text:p text:style-name="Appy_Table_Content">VALORISATION<text:line-break/>BAREMIQUE</text:p>
          </table:table-cell>
        </table:table-row>
        <table:table-row>
          <table:table-cell table:style-name="podCell">
            <text:p text:style-name="Appy_Table_Content">Fonction</text:p>
          </table:table-cell>
          <table:table-cell table:style-name="podCell">
            <text:p text:style-name="Appy_Table_Content">Employeur</text:p>
          </table:table-cell>
          <table:table-cell table:style-name="podCell">
            <text:p text:style-name="Appy_Table_Content">du</text:p>
          </table:table-cell>
          <table:table-cell table:style-name="podCell">
            <text:p text:style-name="Appy_Table_Content">au</text:p>
          </table:table-cell>
          <table:table-cell table:style-name="podCell">
            <text:p text:style-name="Appy_Table_Content">ANS</text:p>
          </table:table-cell>
          <table:table-cell table:style-name="podCell">
            <text:p text:style-name="Appy_Table_Content">MOIS</text:p>
          </table:table-cell>
          <table:table-cell table:style-name="podCell">
            <text:p text:style-name="Appy_Table_Content"> </text:p>
          </table:table-cell>
          <table:table-cell table:style-name="podCell">
            <text:p text:style-name="Appy_Table_Content"> ANS</text:p>
          </table:table-cell>
          <table:table-cell table:style-name="podCell">
            <text:p text:style-name="Appy_Table_Content">MOIS</text:p>
          </table:table-cell>
        </table:table-row>
        <table:table-row>
          <table:table-cell table:style-name="podCell">
            <text:p text:style-name="Appy_Table_Content"> </text:p>
          </table:table-cell>
          <table:table-cell table:style-name="podCell">
            <text:p text:style-name="Appy_Table_Content"> </text:p>
          </table:table-cell>
          <table:table-cell table:style-name="podCell">
            <text:p text:style-name="Appy_Table_Content"> </text:p>
          </table:table-cell>
          <table:table-cell table:style-name="podCell">
            <text:p text:style-name="Appy_Table_Content"> </text:p>
          </table:table-cell>
          <table:table-cell table:style-name="podCell">
            <text:p text:style-name="Appy_Table_Content"> </text:p>
          </table:table-cell>
          <table:table-cell table:style-name="podCell">
            <text:p text:style-name="Appy_Table_Content"> </text:p>
          </table:table-cell>
          <table:table-cell table:style-name="podCell">
            <text:p text:style-name="Appy_Table_Content"> </text:p>
          </table:table-cell>
          <table:table-cell table:style-name="podCell">
            <text:p text:style-name="Appy_Table_Content"> </text:p>
          </table:table-cell>
          <table:table-cell table:style-name="podCell">
            <text:p text:style-name="Appy_Table_Content"> </text:p>
          </table:table-cell>
        </table:table-row>
        <table:table-row>
          <table:table-cell table:style-name="podCell">
            <text:p text:style-name="Appy_Table_Content"> </text:p>
          </table:table-cell>
          <table:table-cell table:style-name="podCell">
            <text:p text:style-name="Appy_Table_Content"> </text:p>
          </table:table-cell>
          <table:table-cell table:style-name="podCell">
            <text:p text:style-name="Appy_Table_Content"> </text:p>
          </table:table-cell>
          <table:table-cell table:style-name="podCell">
            <text:p text:style-name="Appy_Table_Content"> </text:p>
          </table:table-cell>
          <table:table-cell table:style-name="podCell">
            <text:p text:style-name="Appy_Table_Content"> </text:p>
          </table:table-cell>
          <table:table-cell table:style-name="podCell">
            <text:p text:style-name="Appy_Table_Content"> </text:p>
          </table:table-cell>
          <table:table-cell table:style-name="podCell">
            <text:p text:style-name="Appy_Table_Content"> </text:p>
          </table:table-cell>
          <table:table-cell table:style-name="podCell">
            <text:p text:style-name="Appy_Table_Content"> </text:p>
          </table:table-cell>
          <table:table-cell table:style-name="podCell">
            <text:p text:style-name="Appy_Table_Content"> </text:p>
          </table:table-cell>
        </table:table-row>
        <table:table-row>
          <table:table-cell table:style-name="podCell">
            <text:p text:style-name="Appy_Table_Content"> </text:p>
          </table:table-cell>
          <table:table-cell table:style-name="podCell">
            <text:p text:style-name="Appy_Table_Content"> </text:p>
          </table:table-cell>
          <table:table-cell table:style-name="podCell">
            <text:p text:style-name="Appy_Table_Content"> </text:p>
          </table:table-cell>
          <table:table-cell table:style-name="podCell">
            <text:p text:style-name="Appy_Table_Content"> </text:p>
          </table:table-cell>
          <table:table-cell table:style-name="podCell">
            <text:p text:style-name="Appy_Table_Content"> </text:p>
          </table:table-cell>
          <table:table-cell table:style-name="podCell">
            <text:p text:style-name="Appy_Table_Content"> </text:p>
          </table:table-cell>
          <table:table-cell table:style-name="podCell">
            <text:p text:style-name="Appy_Table_Content"> </text:p>
          </table:table-cell>
          <table:table-cell table:style-name="podCell">
            <text:p text:style-name="Appy_Table_Content"> </text:p>
          </table:table-cell>
          <table:table-cell table:style-name="podCell">
            <text:p text:style-name="Appy_Table_Content"> </text:p>
          </table:table-cell>
        </table:table-row>
        <table:table-row>
          <table:table-cell table:style-name="podCell">
            <text:p text:style-name="Appy_Table_Content"> </text:p>
          </table:table-cell>
          <table:table-cell table:style-name="podCell">
            <text:p text:style-name="Appy_Table_Content"> </text:p>
          </table:table-cell>
          <table:table-cell table:style-name="podCell">
            <text:p text:style-name="Appy_Table_Content"> </text:p>
          </table:table-cell>
          <table:table-cell table:style-name="podCell">
            <text:p text:style-name="Appy_Table_Content"> </text:p>
          </table:table-cell>
          <table:table-cell table:style-name="podCell">
            <text:p text:style-name="Appy_Table_Content"> </text:p>
          </table:table-cell>
          <table:table-cell table:style-name="podCell">
            <text:p text:style-name="Appy_Table_Content"> </text:p>
          </table:table-cell>
          <table:table-cell table:style-name="podCell">
            <text:p text:style-name="Appy_Table_Content"> </text:p>
          </table:table-cell>
          <table:table-cell table:style-name="podCell">
            <text:p text:style-name="Appy_Table_Content"> </text:p>
          </table:table-cell>
          <table:table-cell table:style-name="podCell">
            <text:p text:style-name="Appy_Table_Content"> </text:p>
          </table:table-cell>
        </table:table-row>
        <table:table-row>
          <table:table-cell table:style-name="podCell">
            <text:p text:style-name="Appy_Table_Content"> </text:p>
          </table:table-cell>
          <table:table-cell table:style-name="podCell">
            <text:p text:style-name="Appy_Table_Content"> </text:p>
          </table:table-cell>
          <table:table-cell table:style-name="podCell">
            <text:p text:style-name="Appy_Table_Content"> </text:p>
          </table:table-cell>
          <table:table-cell table:style-name="podCell">
            <text:p text:style-name="Appy_Table_Content"> </text:p>
          </table:table-cell>
          <table:table-cell table:style-name="podCell">
            <text:p text:style-name="Appy_Table_Content"> </text:p>
          </table:table-cell>
          <table:table-cell table:style-name="podCell">
            <text:p text:style-name="Appy_Table_Content"> </text:p>
          </table:table-cell>
          <table:table-cell table:style-name="podCell">
            <text:p text:style-name="Appy_Table_Content"> </text:p>
          </table:table-cell>
          <table:table-cell table:style-name="podCell">
            <text:p text:style-name="Appy_Table_Content"> </text:p>
          </table:table-cell>
          <table:table-cell table:style-name="podCell">
            <text:p text:style-name="Appy_Table_Content"> </text:p>
          </table:table-cell>
        </table:table-row>
        <table:table-row>
          <table:table-cell table:style-name="podCell">
            <text:p text:style-name="Appy_Table_Content"> </text:p>
          </table:table-cell>
          <table:table-cell table:style-name="podCell">
            <text:p text:style-name="Appy_Table_Content"> </text:p>
          </table:table-cell>
          <table:table-cell table:style-name="podCell">
            <text:p text:style-name="Appy_Table_Content"> </text:p>
          </table:table-cell>
          <table:table-cell table:style-name="podCell">
            <text:p text:style-name="Appy_Table_Content"> </text:p>
          </table:table-cell>
          <table:table-cell table:style-name="podCell">
            <text:p text:style-name="Appy_Table_Content"> </text:p>
          </table:table-cell>
          <table:table-cell table:style-name="podCell">
            <text:p text:style-name="Appy_Table_Content"> </text:p>
          </table:table-cell>
          <table:table-cell table:style-name="podCell">
            <text:p text:style-name="Appy_Table_Content"> </text:p>
          </table:table-cell>
          <table:table-cell table:style-name="podCell">
            <text:p text:style-name="Appy_Table_Content"> </text:p>
          </table:table-cell>
          <table:table-cell table:style-name="podCell">
            <text:p text:style-name="Appy_Table_Content"> </text:p>
          </table:table-cell>
        </table:table-row>
        <table:table-row>
          <table:table-cell table:style-name="podCell">
            <text:p text:style-name="Appy_Table_Content"> </text:p>
          </table:table-cell>
          <table:table-cell table:style-name="podCell">
            <text:p text:style-name="Appy_Table_Content"> </text:p>
          </table:table-cell>
          <table:table-cell table:style-name="podCell">
            <text:p text:style-name="Appy_Table_Content"> </text:p>
          </table:table-cell>
          <table:table-cell table:style-name="podCell">
            <text:p text:style-name="Appy_Table_Content"> </text:p>
          </table:table-cell>
          <table:table-cell table:style-name="podCell">
            <text:p text:style-name="Appy_Table_Content"> </text:p>
          </table:table-cell>
          <table:table-cell table:style-name="podCell">
            <text:p text:style-name="Appy_Table_Content"> </text:p>
          </table:table-cell>
          <table:table-cell table:style-name="podCell">
            <text:p text:style-name="Appy_Table_Content"> </text:p>
          </table:table-cell>
          <table:table-cell table:style-name="podCell">
            <text:p text:style-name="Appy_Table_Content"> </text:p>
          </table:table-cell>
          <table:table-cell table:style-name="podCell">
            <text:p text:style-name="Appy_Table_Content"> </text:p>
          </table:table-cell>
        </table:table-row>
        <table:table-row>
          <table:table-cell table:style-name="podCell">
            <text:p text:style-name="Appy_Table_Content"> </text:p>
          </table:table-cell>
          <table:table-cell table:style-name="podCell">
            <text:p text:style-name="Appy_Table_Content"> </text:p>
          </table:table-cell>
          <table:table-cell table:style-name="podCell">
            <text:p text:style-name="Appy_Table_Content"> </text:p>
          </table:table-cell>
          <table:table-cell table:style-name="podCell">
            <text:p text:style-name="Appy_Table_Content"> </text:p>
          </table:table-cell>
          <table:table-cell table:style-name="podCell">
            <text:p text:style-name="Appy_Table_Content"> </text:p>
          </table:table-cell>
          <table:table-cell table:style-name="podCell">
            <text:p text:style-name="Appy_Table_Content"> </text:p>
          </table:table-cell>
          <table:table-cell table:style-name="podCell">
            <text:p text:style-name="Appy_Table_Content"> </text:p>
          </table:table-cell>
          <table:table-cell table:style-name="podCell">
            <text:p text:style-name="Appy_Table_Content"> </text:p>
          </table:table-cell>
          <table:table-cell table:style-name="podCell">
            <text:p text:style-name="Appy_Table_Content"> </text:p>
          </table:table-cell>
        </table:table-row>
        <table:table-row>
          <table:table-cell table:style-name="podCell">
            <text:p text:style-name="Appy_Table_Content"> </text:p>
          </table:table-cell>
          <table:table-cell table:style-name="podCell">
            <text:p text:style-name="Appy_Table_Content"> </text:p>
          </table:table-cell>
          <table:table-cell table:style-name="podCell">
            <text:p text:style-name="Appy_Table_Content"> </text:p>
          </table:table-cell>
          <table:table-cell table:style-name="podCell">
            <text:p text:style-name="Appy_Table_Content"> </text:p>
          </table:table-cell>
          <table:table-cell table:style-name="podCell">
            <text:p text:style-name="Appy_Table_Content"> </text:p>
          </table:table-cell>
          <table:table-cell table:style-name="podCell">
            <text:p text:style-name="Appy_Table_Content"> </text:p>
          </table:table-cell>
          <table:table-cell table:style-name="podCell">
            <text:p text:style-name="Appy_Table_Content"> </text:p>
          </table:table-cell>
          <table:table-cell table:style-name="podCell">
            <text:p text:style-name="Appy_Table_Content"> </text:p>
          </table:table-cell>
          <table:table-cell table:style-name="podCell">
            <text:p text:style-name="Appy_Table_Content"> </text:p>
          </table:table-cell>
        </table:table-row>
        <table:table-row>
          <table:table-cell table:style-name="podCell">
            <text:p text:style-name="Appy_Table_Content"> </text:p>
          </table:table-cell>
          <table:table-cell table:style-name="podCell">
            <text:p text:style-name="Appy_Table_Content"> </text:p>
          </table:table-cell>
          <table:table-cell table:style-name="podCell">
            <text:p text:style-name="Appy_Table_Content"> </text:p>
          </table:table-cell>
          <table:table-cell table:style-name="podCell">
            <text:p text:style-name="Appy_Table_Content"> </text:p>
          </table:table-cell>
          <table:table-cell table:style-name="podCell">
            <text:p text:style-name="Appy_Table_Content"> </text:p>
          </table:table-cell>
          <table:table-cell table:style-name="podCell">
            <text:p text:style-name="Appy_Table_Content"> </text:p>
          </table:table-cell>
          <table:table-cell table:style-name="podCell">
            <text:p text:style-name="Appy_Table_Content"> </text:p>
          </table:table-cell>
          <table:table-cell table:style-name="podCell">
            <text:p text:style-name="Appy_Table_Content"> </text:p>
          </table:table-cell>
          <table:table-cell table:style-name="podCell">
            <text:p text:style-name="Appy_Table_Content"> </text:p>
          </table:table-cell>
        </table:table-row>
        <table:table-row>
          <table:table-cell table:style-name="podCell">
            <text:p text:style-name="Appy_Table_Content"> </text:p>
          </table:table-cell>
          <table:table-cell table:style-name="podCell">
            <text:p text:style-name="Appy_Table_Content"> </text:p>
          </table:table-cell>
          <table:table-cell table:style-name="podCell">
            <text:p text:style-name="Appy_Table_Content"> </text:p>
          </table:table-cell>
          <table:table-cell table:style-name="podCell">
            <text:p text:style-name="Appy_Table_Content"> </text:p>
          </table:table-cell>
          <table:table-cell table:style-name="podCell">
            <text:p text:style-name="Appy_Table_Content"> </text:p>
          </table:table-cell>
          <table:table-cell table:style-name="podCell">
            <text:p text:style-name="Appy_Table_Content"> </text:p>
          </table:table-cell>
          <table:table-cell table:style-name="podCell">
            <text:p text:style-name="Appy_Table_Content"> </text:p>
          </table:table-cell>
          <table:table-cell table:style-name="podCell">
            <text:p text:style-name="Appy_Table_Content"> </text:p>
          </table:table-cell>
          <table:table-cell table:style-name="podCell">
            <text:p text:style-name="Appy_Table_Content"> </text:p>
          </table:table-cell>
        </table:table-row>
        <table:table-row>
          <table:table-cell table:style-name="podCell">
            <text:p text:style-name="Appy_Table_Content"> </text:p>
          </table:table-cell>
          <table:table-cell table:style-name="podCell">
            <text:p text:style-name="Appy_Table_Content"> </text:p>
          </table:table-cell>
          <table:table-cell table:style-name="podCell">
            <text:p text:style-name="Appy_Table_Content"> </text:p>
          </table:table-cell>
          <table:table-cell table:style-name="podCell">
            <text:p text:style-name="Appy_Table_Content"> </text:p>
          </table:table-cell>
          <table:table-cell table:style-name="podCell">
            <text:p text:style-name="Appy_Table_Content"> </text:p>
          </table:table-cell>
          <table:table-cell table:style-name="podCell">
            <text:p text:style-name="Appy_Table_Content"> </text:p>
          </table:table-cell>
          <table:table-cell table:style-name="podCell">
            <text:p text:style-name="Appy_Table_Content"> </text:p>
          </table:table-cell>
          <table:table-cell table:style-name="podCell">
            <text:p text:style-name="Appy_Table_Content"> </text:p>
          </table:table-cell>
          <table:table-cell table:style-name="podCell">
            <text:p text:style-name="Appy_Table_Content"> </text:p>
          </table:table-cell>
        </table:table-row>
        <table:table-row>
          <table:table-cell table:style-name="podCell">
            <text:p text:style-name="Appy_Table_Content"> </text:p>
          </table:table-cell>
          <table:table-cell table:style-name="podCell">
            <text:p text:style-name="Appy_Table_Content"> </text:p>
          </table:table-cell>
          <table:table-cell table:style-name="podCell">
            <text:p text:style-name="Appy_Table_Content"> </text:p>
          </table:table-cell>
          <table:table-cell table:style-name="podCell">
            <text:p text:style-name="Appy_Table_Content"> </text:p>
          </table:table-cell>
          <table:table-cell table:style-name="podCell">
            <text:p text:style-name="Appy_Table_Content"> </text:p>
          </table:table-cell>
          <table:table-cell table:style-name="podCell">
            <text:p text:style-name="Appy_Table_Content"> </text:p>
          </table:table-cell>
          <table:table-cell table:style-name="podCell">
            <text:p text:style-name="Appy_Table_Content"> </text:p>
          </table:table-cell>
          <table:table-cell table:style-name="podCell">
            <text:p text:style-name="Appy_Table_Content"> </text:p>
          </table:table-cell>
          <table:table-cell table:style-name="podCell">
            <text:p text:style-name="Appy_Table_Content"> </text:p>
          </table:table-cell>
        </table:table-row>
        <table:table-row>
          <table:table-cell table:style-name="podCell">
            <text:p text:style-name="Appy_Table_Content"> </text:p>
          </table:table-cell>
          <table:table-cell table:style-name="podCell">
            <text:p text:style-name="Appy_Table_Content"> </text:p>
          </table:table-cell>
          <table:table-cell table:style-name="podCell">
            <text:p text:style-name="Appy_Table_Content"> </text:p>
          </table:table-cell>
          <table:table-cell table:style-name="podCell">
            <text:p text:style-name="Appy_Table_Content"> </text:p>
          </table:table-cell>
          <table:table-cell table:style-name="podCell">
            <text:p text:style-name="Appy_Table_Content"> </text:p>
          </table:table-cell>
          <table:table-cell table:style-name="podCell">
            <text:p text:style-name="Appy_Table_Content"> </text:p>
          </table:table-cell>
          <table:table-cell table:style-name="podCell">
            <text:p text:style-name="Appy_Table_Content"> </text:p>
          </table:table-cell>
          <table:table-cell table:style-name="podCell">
            <text:p text:style-name="Appy_Table_Content"> </text:p>
          </table:table-cell>
          <table:table-cell table:style-name="podCell">
            <text:p text:style-name="Appy_Table_Content"> </text:p>
          </table:table-cell>
        </table:table-row>
        <table:table-row>
          <table:table-cell table:style-name="podCell" table:number-columns-spanned="7">
            <text:p text:style-name="Appy_Table_Content"> </text:p>
          </table:table-cell>
          <table:table-cell table:style-name="podCell">
            <text:p text:style-name="Appy_Table_Content">TOTAL :</text:p>
          </table:table-cell>
          <table:table-cell table:style-name="podCell">
            <text:p text:style-name="Appy_Table_Content"> </text:p>
          </table:table-cell>
        </table:table-row>
        <table:table-row>
          <table:table-cell table:style-name="podCell" table:number-columns-spanned="7">
            <text:p text:style-name="Appy_Table_Content">Ancienneté pécuniaire au ...</text:p>
          </table:table-cell>
          <table:table-cell table:style-name="podCell">
            <text:p text:style-name="Appy_Table_Content"> </text:p>
          </table:table-cell>
          <table:table-cell table:style-name="podCell">
            <text:p text:style-name="Appy_Table_Content"> </text:p>
          </table:table-cell>
        </table:table-row>
        <table:table-row>
          <table:table-cell table:style-name="podCell" table:number-columns-spanned="7">
            <text:p text:style-name="Appy_Table_Content">Augmentation les ...</text:p>
          </table:table-cell>
          <table:table-cell table:style-name="podCell">
            <text:p text:style-name="Appy_Table_Content"> </text:p>
          </table:table-cell>
          <table:table-cell table:style-name="podCell">
            <text:p text:style-name="Appy_Table_Content"> </text:p>
          </table:table-cell>
        </table:table-row>
      </table:table>
      <text:p><text:line-break/>Échelles barémiques : <text:span>...</text:span> – <text:span>...</text:span> – <text:span>...</text:span> (niveau - grade - fonction)</text:p>
      <text:list text:style-name="podBulletedList">
        <text:list-item>
          <text:p text:style-name="podBulletItem">Minimum : <text:span>...</text:span></text:p>
        </text:list-item>
        <text:list-item>
          <text:p text:style-name="podBulletItem">Maximum : <text:span>...</text:span></text:p>
        </text:list-item>
        <text:list-item>
          <text:p text:style-name="podBulletItem">Développement : </text:p>
        </text:list-item>
        <text:list-item>
          <text:list text:style-name="podBulletedList">
            <text:list-item>
              <text:p text:style-name="podBulletItem"><text:span>.. x .. x ..</text:span></text:p>
            </text:list-item>
            <text:list-item>
              <text:p text:style-name="podBulletItem"> </text:p>
            </text:list-item>
          </text:list>
        </text:list-item>
      </text:list>
    </office:text>
  </office:body>
</office:document-content>
</file>

<file path=styles.xml><?xml version="1.0" encoding="utf-8"?>
<office:document-styles xmlns:form="urn:oasis:names:tc:opendocument:xmlns:form:1.0" xmlns:number="urn:oasis:names:tc:opendocument:xmlns:datastyle:1.0" xmlns:xlink="http://www.w3.org/1999/xlink" xmlns:office="urn:oasis:names:tc:opendocument:xmlns:office:1.0" xmlns:meta="urn:oasis:names:tc:opendocument:xmlns:meta:1.0" xmlns:dom="http://www.w3.org/2001/xml-events" xmlns:math="http://www.w3.org/1998/Math/MathML" xmlns:svg="urn:oasis:names:tc:opendocument:xmlns:svg-compatible:1.0" xmlns:dr3d="urn:oasis:names:tc:opendocument:xmlns:dr3d:1.0" xmlns:ooow="http://openoffice.org/2004/writer" xmlns:table="urn:oasis:names:tc:opendocument:xmlns:table:1.0" xmlns:style="urn:oasis:names:tc:opendocument:xmlns:style:1.0" xmlns:script="urn:oasis:names:tc:opendocument:xmlns:script:1.0" xmlns:chart="urn:oasis:names:tc:opendocument:xmlns:chart:1.0" xmlns:ooo="http://openoffice.org/2004/office" xmlns:draw="urn:oasis:names:tc:opendocument:xmlns:drawing:1.0" xmlns:oooc="http://openoffice.org/2004/calc" xmlns:text="urn:oasis:names:tc:opendocument:xmlns:text:1.0" xmlns:fo="urn:oasis:names:tc:opendocument:xmlns:xsl-fo-compatible:1.0" xmlns:dc="http://purl.org/dc/elements/1.1/" office:version="1.0">
  <office:font-face-decls>
    <style:font-face style:name="PodStarSymbol" svg:font-family="StarSymbol"/>
    <style:font-face style:name="Tahoma1" svg:font-family="Tahoma"/>
    <style:font-face style:name="Nimbus Roman No9 L" style:font-pitch="variable" svg:font-family="'Nimbus Roman No9 L'" style:font-family-generic="roman"/>
    <style:font-face style:name="Nimbus Sans L" style:font-pitch="variable" svg:font-family="'Nimbus Sans L'" style:font-family-generic="swiss"/>
    <style:font-face style:name="DejaVu Sans" style:font-pitch="variable" svg:font-family="'DejaVu Sans'" style:font-family-generic="system"/>
    <style:font-face style:name="Mincho" style:font-pitch="variable" svg:font-family="Mincho" style:font-family-generic="system"/>
    <style:font-face style:name="Tahoma" style:font-pitch="variable" svg:font-family="Tahoma" style:font-family-generic="system"/>
  </office:font-face-decls>
  <office:styles>
    <style:style style:name="AppyStandard" style:family="paragraph" style:class="text" style:master-page-name="" style:parent-style-name="Standard">
      <style:paragraph-properties fo:margin-left="0cm" fo:margin-right="0cm" fo:margin-top="0.05cm" fo:margin-bottom="0.10cm" fo:text-indent="0cm" style:auto-text-indent="false" style:page-number="auto"/>
    </style:style>
    <style:style style:name="ParaKWN" style:family="paragraph" style:class="text" style:master-page-name="" style:parent-style-name="AppyStandard">
      <style:paragraph-properties fo:keep-with-next="always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ColumnBreak" style:family="paragraph">
      <style:paragraph-properties fo:break-before="column"/>
    </style:style>
    <style:style style:name="podBulletItem" style:family="paragraph" style:parent-style-name="AppyStandard" style:list-style-name="podBulletedList"/>
    <style:style style:name="podNumberItem" style:family="paragraph" style:parent-style-name="AppyStandard" style:list-style-name="podNumberedList"/>
    <style:style style:name="podBulletItemKeepWithNext" style:family="paragraph" style:parent-style-name="AppyStandard" style:list-style-name="podBulletedList">
      <style:paragraph-properties fo:keep-with-next="always"/>
    </style:style>
    <style:style style:name="podNumberItemKeepWithNext" style:family="paragraph" style:parent-style-name="AppyStandard" style:list-style-name="podNumberedList">
      <style:paragraph-properties fo:keep-with-next="always"/>
    </style:style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_Table_Content" style:display-name="Appy cell content" style:family="paragraph" style:parent-style-name="AppyStandard" style:class="extra">
      <style:paragraph-properties fo:margin-top="0cm" fo:margin-bottom="0cm" text:number-lines="false" text:line-number="0"/>
    </style:style>
    <style:style style:name="Appy_Table_Heading" style:display-name="Appy heading content" style:family="paragraph" style:parent-style-name="Appy_Table_Content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text:list-style style:name="podBulletedList">
      <text:list-level-style-bullet text:level="1" text:style-name="podBulletStyle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text:bullet-char="•">
        <style:list-level-properties text:space-before="1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</text:list-style>
    <style:default-style style:family="graphic">
      <style:graphic-properties draw:end-line-spacing-horizontal="0.283cm" draw:shadow-offset-y="0.3cm" draw:shadow-offset-x="0.3cm" style:flow-with-text="false" draw:start-line-spacing-vertical="0.283cm" draw:start-line-spacing-horizontal="0.283cm" draw:end-line-spacing-vertical="0.283cm"/>
      <style:paragraph-properties style:text-autospace="ideograph-alpha" style:font-independent-line-spacing="false" style:writing-mode="lr-tb" style:line-break="strict">
        <style:tab-stops/>
      </style:paragraph-properties>
      <style:text-properties style:use-window-font-color="true" fo:country="US" fo:language="en" style:language-asian="zxx" style:language-complex="zxx" style:font-size-asian="12pt" fo:font-size="12pt" style:font-size-complex="12pt" style:country-asian="none" style:country-complex="none"/>
    </style:default-style>
    <style:default-style style:family="paragraph">
      <style:paragraph-properties style:writing-mode="page" fo:hyphenation-ladder-count="no-limit" style:tab-stop-distance="1.251cm" style:punctuation-wrap="hanging" style:text-autospace="ideograph-alpha" style:line-break="strict"/>
      <style:text-properties style:use-window-font-color="true" fo:country="US" fo:language="en" fo:hyphenation-push-char-count="2" style:font-name="Nimbus Roman No9 L" style:language-asian="zxx" style:language-complex="zxx" style:font-size-asian="12pt" style:font-name-asian="DejaVu Sans" fo:font-size="12pt" style:font-size-complex="12pt" style:country-asian="none" fo:hyphenation-remain-char-count="2" fo:hyphenate="false" style:font-name-complex="Tahoma" style:country-complex="non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class="text" style:family="paragraph"/>
    <style:style style:name="Text_20_body" style:display-name="Text body" style:class="text" style:parent-style-name="Standard" style:family="paragraph">
      <style:paragraph-properties fo:margin-top="0cm" fo:margin-bottom="0.212cm"/>
    </style:style>
    <style:style style:name="Heading" style:next-style-name="Text_20_body" style:class="text" style:parent-style-name="Standard" style:family="paragraph">
      <style:paragraph-properties fo:margin-top="0.423cm" fo:keep-with-next="always" fo:margin-bottom="0.212cm"/>
      <style:text-properties style:font-size-asian="14pt" style:font-name="Nimbus Sans L" style:font-size-complex="14pt" style:font-name-asian="Mincho" fo:font-size="14pt" style:font-name-complex="Tahoma"/>
    </style:style>
    <style:style style:next-style-name="Text_20_body" style:class="text" style:family="paragraph" style:name="Heading_20_1" style:display-name="Heading 1" style:default-outline-level="1" style:parent-style-name="Heading">
      <style:text-properties fo:font-weight="bold" style:font-size-asian="115%" style:font-size-complex="115%" fo:font-size="115%" style:font-weight-asian="bold" style:font-weight-complex="bold"/>
    </style:style>
    <style:style style:next-style-name="Text_20_body" style:class="text" style:family="paragraph" style:name="Heading_20_2" style:display-name="Heading 2" style:default-outline-level="2" style:parent-style-name="Heading">
      <style:text-properties fo:font-weight="bold" fo:font-style="italic" style:font-size-asian="14pt" style:font-weight-complex="bold" style:font-size-complex="14pt" fo:font-size="14pt" style:font-style-asian="italic" style:font-style-complex="italic" style:font-weight-asian="bold"/>
    </style:style>
    <style:style style:next-style-name="Text_20_body" style:class="text" style:family="paragraph" style:name="Heading_20_3" style:display-name="Heading 3" style:default-outline-level="3" style:parent-style-name="Heading">
      <style:text-properties fo:font-weight="bold" style:font-size-asian="14pt" style:font-size-complex="14pt" fo:font-size="14pt" style:font-weight-asian="bold" style:font-weight-complex="bold"/>
    </style:style>
    <style:style style:name="List" style:class="list" style:parent-style-name="Text_20_body" style:family="paragraph">
      <style:text-properties style:font-name-complex="Tahoma1"/>
    </style:style>
    <style:style style:name="Caption" style:class="extra" style:parent-style-name="Standard" style:family="paragraph">
      <style:paragraph-properties fo:margin-top="0.212cm" text:number-lines="false" text:line-number="0" fo:margin-bottom="0.212cm"/>
      <style:text-properties fo:font-style="italic" style:font-size-asian="12pt" style:font-size-complex="12pt" fo:font-size="12pt" style:font-style-asian="italic" style:font-style-complex="italic" style:font-name-complex="Tahoma1"/>
    </style:style>
    <style:style style:name="Index" style:class="index" style:parent-style-name="Standard" style:family="paragraph">
      <style:paragraph-properties text:number-lines="false" text:line-number="0"/>
      <style:text-properties style:font-name-complex="Tahoma1"/>
    </style:style>
    <text:outline-style>
      <text:outline-level-style style:num-format="" text:level="1">
        <style:list-level-properties text:min-label-distance="0.381cm"/>
      </text:outline-level-style>
      <text:outline-level-style style:num-format="" text:level="2">
        <style:list-level-properties text:min-label-distance="0.381cm"/>
      </text:outline-level-style>
      <text:outline-level-style style:num-format="" text:level="3">
        <style:list-level-properties text:min-label-distance="0.381cm"/>
      </text:outline-level-style>
      <text:outline-level-style style:num-format="" text:level="4">
        <style:list-level-properties text:min-label-distance="0.381cm"/>
      </text:outline-level-style>
      <text:outline-level-style style:num-format="" text:level="5">
        <style:list-level-properties text:min-label-distance="0.381cm"/>
      </text:outline-level-style>
      <text:outline-level-style style:num-format="" text:level="6">
        <style:list-level-properties text:min-label-distance="0.381cm"/>
      </text:outline-level-style>
      <text:outline-level-style style:num-format="" text:level="7">
        <style:list-level-properties text:min-label-distance="0.381cm"/>
      </text:outline-level-style>
      <text:outline-level-style style:num-format="" text:level="8">
        <style:list-level-properties text:min-label-distance="0.381cm"/>
      </text:outline-level-style>
      <text:outline-level-style style:num-format="" text:level="9">
        <style:list-level-properties text:min-label-distance="0.381cm"/>
      </text:outline-level-style>
      <text:outline-level-style style:num-format="" text:level="10">
        <style:list-level-properties text:min-label-distance="0.381cm"/>
      </text:outline-level-style>
    </text:outline-style>
    <text:notes-configuration style:num-format="1" text:start-value="0" text:note-class="footnote" text:start-numbering-at="document" text:footnotes-position="page"/>
    <text:notes-configuration style:num-format="i" text:start-value="0" text:note-class="endnote"/>
    <text:linenumbering-configuration text:number-lines="false" text:increment="5" style:num-format="1" text:number-position="left" text:offset="0.499cm"/>
  </office:styles>
  <office:automatic-styles>
    <style:page-layout style:name="pm1">
      <style:page-layout-properties fo:margin-top="2cm" style:writing-mode="lr-tb" fo:margin-left="2cm" fo:page-width="21.59cm" style:num-format="1" style:print-orientation="portrait" style:footnote-max-height="0cm" fo:margin-bottom="2cm" fo:page-height="27.94cm" fo:margin-right="2cm">
        <style:footnote-sep style:adjustment="left" style:rel-width="25%" style:color="#000000" style:distance-after-sep="0.101cm" style:width="0.018cm" style:distance-before-sep="0.101cm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4$Build-9134</meta:generator>
    <meta:initial-creator>Gaetan Delannay</meta:initial-creator>
    <meta:creation-date>2007-08-06T12:09:45</meta:creation-date>
    <dc:creator>Gaetan Delannay</dc:creator>
    <dc:date>2008-12-11T09:11:29</dc:date>
    <dc:language>en-US</dc:language>
    <meta:editing-cycles>16</meta:editing-cycles>
    <meta:editing-duration>PT1H54M6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" meta:word-count="10" meta:character-count="50"/>
  </office:meta>
</office:document-meta>
</file>